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standard">
      <style:graphic-properties svg:stroke-width="0.035cm" svg:stroke-color="#3465a4" draw:marker-start="Square" draw:marker-start-width="0.252cm" draw:marker-end="Square" draw:marker-end-width="0.252cm" draw:stroke-linejoin="none" svg:stroke-linecap="square" draw:fill="none" draw:textarea-horizontal-align="justify" draw:textarea-vertical-align="middle" draw:auto-grow-height="false" fo:min-height="2.15cm" fo:min-width="7.1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448cm" fo:min-width="4.874cm" fo:padding-top="0.142cm" fo:padding-bottom="0.142cm" fo:padding-left="0.267cm" fo:padding-right="0.267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draw:stroke="dash" draw:stroke-dash="Dashed_20__28_var_29_" svg:stroke-width="0cm" svg:stroke-color="#000000" draw:marker-start-width="0.2cm" draw:marker-end="Arrow" draw:marker-end-width="0.3cm" draw:fill="solid" draw:textarea-vertical-align="middle" fo:padding-top="0.125cm" fo:padding-bottom="0.125cm" fo:padding-left="0.25cm" fo:padding-right="0.25cm"/>
    </style:style>
    <style:style style:name="gr7" style:family="graphic" style:parent-style-name="Arrow_20_Line" style:list-style-name="L1">
      <style:graphic-properties draw:textarea-vertical-align="middle" draw:start-guide="0.076cm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fo:min-height="12.572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8.4cm" svg:y1="13cm" svg:x2="8.4cm" svg:y2="3.8cm">
          <text:p/>
        </draw:line>
        <draw:line draw:style-name="gr1" draw:text-style-name="P1" draw:layer="layout" svg:x1="8.4cm" svg:y1="13.001cm" svg:x2="22.176cm" svg:y2="13.001cm">
          <text:p/>
        </draw:line>
        <draw:line draw:style-name="gr1" draw:text-style-name="P1" draw:layer="layout" svg:x1="8.386cm" svg:y1="13.008cm" svg:x2="3.786cm" svg:y2="5.041cm">
          <text:p/>
        </draw:line>
        <draw:line draw:style-name="gr1" draw:text-style-name="P1" draw:layer="layout" svg:x1="8.387cm" svg:y1="13.01cm" svg:x2="20.317cm" svg:y2="6.122cm">
          <text:p/>
        </draw:line>
        <draw:custom-shape draw:style-name="gr2" draw:text-style-name="P2" draw:layer="layout" svg:width="7.6cm" svg:height="2.4cm" draw:transform="rotate (0.523598775598299) translate (10.6cm 10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7.6cm" svg:height="2.4cm" draw:transform="rotate (0.523598775598299) translate (10.6cm 10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14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496cm" svg:height="0.836cm" svg:x="13.904cm" svg:y="8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path draw:style-name="gr6" draw:text-style-name="P1" draw:layer="layout" svg:width="5.6cm" svg:height="1.416cm" draw:transform="rotate (1.5707963267949) translate (18.2cm 13.001cm)" svg:viewBox="0 0 5601 1417" svg:d="M0 1400c3201 200 5601-1400 5601-1400">
          <text:p text:style-name="P3"/>
        </draw:path>
        <draw:frame draw:style-name="gr5" draw:text-style-name="P3" draw:layer="layout" svg:width="0.737cm" svg:height="0.859cm" svg:x="19.504cm" svg:y="9.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measure draw:style-name="gr7" draw:text-style-name="P4" draw:layer="measurelines" svg:x1="10.6cm" svg:y1="10.313cm" svg:x2="17.2cm" svg:y2="6.6cm">
          <text:p text:style-name="P4"><text:span text:style-name="T1"/></text:p>
          <text:p text:style-name="P4"><text:span text:style-name="T1"/></text:p>
        </draw:measure>
        <draw:frame draw:style-name="gr5" draw:text-style-name="P3" draw:layer="layout" svg:width="2.446cm" svg:height="1.345cm" svg:x="11.8cm" svg:y="6.12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quare" svg:viewBox="0 0 10 10" svg:d="M0 0h10v10h-1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0T12:43:36.995474685</meta:creation-date>
    <dc:date>2019-12-20T13:07:55.061928323</dc:date>
    <meta:editing-duration>PT1M27S</meta:editing-duration>
    <meta:editing-cycles>1</meta:editing-cycles>
    <meta:document-statistic meta:object-count="35"/>
    <meta:generator>LibreOffice/6.2.8.2$Linux_X86_64 LibreOffice_project/20$Build-2</meta:generator>
  </office:meta>
</office:document-meta>
</file>

<file path=Object 1/content.xml><?xml version="1.0" encoding="utf-8"?>
<math xmlns="http://www.w3.org/1998/Math/MathML">
  <semantics>
    <msub>
      <mi>θ</mi>
      <mrow>
        <mi>N</mi>
        <mi>,</mi>
        <mi>λ</mi>
      </mrow>
    </msub>
    <annotation encoding="StarMath 5.0">%theta  _{N,%lambda }</annotation>
  </semantics>
</math>
</file>

<file path=Object 2/content.xml><?xml version="1.0" encoding="utf-8"?>
<math xmlns="http://www.w3.org/1998/Math/MathML">
  <semantics>
    <mi>P</mi>
    <annotation encoding="StarMath 5.0">P</annotation>
  </semantics>
</math>
</file>

<file path=Object 3/content.xml><?xml version="1.0" encoding="utf-8"?>
<math xmlns="http://www.w3.org/1998/Math/MathML">
  <semantics>
    <mrow>
      <mn>2</mn>
      <msqrt>
        <mfrac>
          <msub>
            <mi>C</mi>
            <mrow>
              <mi>N</mi>
              <mi>,</mi>
              <mi>λ</mi>
              <mi>,</mi>
              <mi>δ</mi>
            </mrow>
          </msub>
          <msub>
            <mi>D</mi>
            <mrow>
              <mi>i</mi>
              <mi>,</mi>
              <mi>i</mi>
            </mrow>
          </msub>
        </mfrac>
      </msqrt>
    </mrow>
    <annotation encoding="StarMath 5.0">2 sqrt{ {C_{N, %lambda, %delta}} over {D_{i, i}} }</annotation>
  </semantics>
</math>
</file>